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154cm" fo:min-width="1.692cm" draw:shadow="hidden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872cm" fo:min-width="2.4cm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094cm" fo:min-width="0.986cm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4cm" fo:min-width="1.198cm" draw:shadow="hidden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Varsayılan">
        <draw:path draw:style-name="gr1" draw:text-style-name="P1" draw:layer="layout" svg:width="3.788cm" svg:height="3.4cm" draw:transform="skewX (0.0164060949687467) translate (0.124627726120252cm 1.599cm)" svg:viewBox="0 0 3789 3401" svg:d="M1203 1701c1043 0 2586-1864 2586-900-1 964-920 2300-1963 2300-1042 0-1826-636-1826-1600s161 200 1203 200zM3 0zM3680 3401z">
          <text:p/>
        </draw:path>
        <draw:path draw:style-name="gr2" draw:text-style-name="P1" draw:layer="layout" svg:width="4.25cm" svg:height="3cm" svg:x="4.149cm" svg:y="1.3cm" svg:viewBox="0 0 4251 3001" svg:d="M3151 400c100 200-775 473-700 500 128 67 1000-200 1000-100 100 300-922 331-900 400s1100-100 1100 0c0 200-1184 324-1200 400-12 59 1000-100 1000 100s-954 143-1000 200c-67 103 700 0 800 300-300 300-1547 701-2847 1-153-501-853-901 47-1401s2400-500 2700-400zM150 0zM4251 3001z">
          <text:p/>
        </draw:path>
        <draw:path draw:style-name="gr3" draw:text-style-name="P1" draw:layer="layout" svg:width="2.428cm" svg:height="2.398cm" svg:x="8.269cm" svg:y="0.899cm" svg:viewBox="0 0 2429 2399" svg:d="M2429 1452c-100 249-1128-659-1198-551-42 65 898 799 898 1100-100 200-1123-653-1198-600s798 700 799 898c-201 102-945-476-999-498-148 10 498 400 399 598-431-102-1301-398-1100-700-1-298 732-104 683-300-56-385-663-1256-284-1397 126-47 1900 898 2000 1450zM329 502zM1630 1799z">
          <text:p/>
        </draw:path>
        <draw:path draw:style-name="gr4" draw:text-style-name="P1" draw:layer="layout" svg:width="3.137cm" svg:height="2.399cm" svg:x="12.263cm" svg:y="0.3cm" svg:viewBox="0 0 3138 2400" svg:d="M1338 199c316-35 918-199 1200-199 300 0-675 411-600 400 398-55 900-400 1200-300 0 200-1166 518-1200 600-9 74 1000-300 1100-100-100 300-1208 301-1300 400-137 101 800-100 900 100-100 200-1056 159-1100 200-117 116 500 100 800 200-100 200-1711 856-1800 900-200 0-105-40-400 0-401-400 200-991 200-1501s320-700 1000-700zM138 199zM2539 20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4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16:42:11.163000000</meta:creation-date>
    <dc:date>2016-04-16T00:47:13.456000000</dc:date>
    <meta:editing-duration>PT8H4M57S</meta:editing-duration>
    <meta:editing-cycles>12</meta:editing-cycles>
    <meta:generator>LibreOffice/4.4.7.2$Windows_x86 LibreOffice_project/f3153a8b245191196a4b6b9abd1d0da16eead600</meta:generator>
    <meta:document-statistic meta:object-count="4"/>
  </office:meta>
</office:document-meta>
</file>